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fo:language="de" fo:country="DE"/>
    </style:style>
    <style:style style:name="T3" style:parent-style-name="Absatz-Standardschriftart" style:family="text">
      <style:text-properties style:text-position="sub 60%" fo:language="de" fo:country="DE"/>
    </style:style>
    <style:style style:name="T4" style:parent-style-name="Absatz-Standardschriftart" style:family="text">
      <style:text-properties fo:language="de" fo:country="DE"/>
    </style:style>
    <style:style style:name="P5" style:parent-style-name="Standard" style:family="paragraph">
      <style:text-properties fo:font-size="14pt" style:font-size-asian="14pt" style:font-size-complex="14pt" fo:language="de" fo:country="DE"/>
    </style:style>
    <style:style style:name="P6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7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8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9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10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11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12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13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14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15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16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17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18" style:parent-style-name="Standard" style:family="paragraph">
      <style:paragraph-properties fo:text-align="justify" fo:line-height="200%"/>
      <style:text-properties fo:font-size="16pt" style:font-size-asian="16pt" style:font-size-complex="16pt" fo:language="de" fo:country="DE"/>
    </style:style>
    <style:style style:name="P19" style:parent-style-name="Überschrift2" style:list-style-name="LFO2" style:family="paragraph">
      <style:text-properties fo:language="de" fo:country="AT"/>
    </style:style>
    <style:style style:name="P20" style:parent-style-name="Standard" style:family="paragraph">
      <style:text-properties fo:language="de" fo:country="AT"/>
    </style:style>
    <style:style style:name="P21" style:parent-style-name="Überschrift3" style:list-style-name="LFO1" style:family="paragraph">
      <style:text-properties fo:language="de" fo:country="AT"/>
    </style:style>
    <style:style style:name="P22" style:parent-style-name="Listenabsatz" style:family="paragraph">
      <style:paragraph-properties fo:margin-left="0.3055in">
        <style:tab-stops/>
      </style:paragraph-properties>
    </style:style>
    <style:style style:name="T23" style:parent-style-name="Absatz-Standardschriftart" style:family="text">
      <style:text-properties fo:language="de" fo:country="AT"/>
    </style:style>
    <style:style style:name="T24" style:parent-style-name="Absatz-Standardschriftart" style:family="text">
      <style:text-properties style:text-position="sub 58.3%" fo:language="de" fo:country="AT"/>
    </style:style>
    <style:style style:name="T25" style:parent-style-name="Absatz-Standardschriftart" style:family="text">
      <style:text-properties fo:language="de" fo:country="AT"/>
    </style:style>
    <style:style style:name="T26" style:parent-style-name="Absatz-Standardschriftart" style:family="text">
      <style:text-properties style:text-position="sub 58.3%" fo:language="de" fo:country="AT"/>
    </style:style>
    <style:style style:name="T27" style:parent-style-name="Absatz-Standardschriftart" style:family="text">
      <style:text-properties fo:language="de" fo:country="AT"/>
    </style:style>
    <style:style style:name="P28" style:parent-style-name="Listenabsatz" style:family="paragraph">
      <style:paragraph-properties fo:margin-left="0.3055in">
        <style:tab-stops/>
      </style:paragraph-properties>
      <style:text-properties fo:language="de" fo:country="AT"/>
    </style:style>
    <style:style style:name="P29" style:parent-style-name="Überschrift2" style:list-style-name="LFO1" style:family="paragraph">
      <style:text-properties fo:language="de" fo:country="AT"/>
    </style:style>
    <style:style style:name="P30" style:parent-style-name="Standard" style:family="paragraph">
      <style:text-properties fo:language="de" fo:country="AT"/>
    </style:style>
    <style:style style:name="P31" style:parent-style-name="Standard" style:family="paragraph">
      <style:text-properties fo:language="de" fo:country="AT"/>
    </style:style>
    <style:style style:name="P32" style:parent-style-name="Standard" style:family="paragraph">
      <style:text-properties fo:language="de" fo:country="AT"/>
    </style:style>
    <style:style style:name="P33" style:parent-style-name="Standard" style:family="paragraph">
      <style:text-properties fo:language="de" fo:country="AT"/>
    </style:style>
  </office:automatic-styles>
  <office:body>
    <office:text text:use-soft-page-breaks="true">
      <text:h text:style-name="P1" text:outline-level="1"><text:span text:style-name="T2">CO</text:span><text:span text:style-name="T3">2</text:span><text:span text:style-name="T4"><text:s/>Konzentration im Klassenzimmer</text:span></text:h>
      <text:p text:style-name="P5"/>
      <text:p text:style-name="P6">Unterrichtsgegenstand:<text:tab/>MTRS</text:p>
      <text:p text:style-name="P7">Ersteller:<text:s/><text:tab/><text:tab/><text:tab/><text:tab/>Gassner Michael</text:p>
      <text:p text:style-name="P8">Mitarbeiter:<text:tab/><text:tab/><text:tab/>Tanner Lorenz</text:p>
      <text:p text:style-name="P9">Klasse:<text:s/><text:tab/><text:tab/><text:tab/><text:tab/>2BHEL</text:p>
      <text:p text:style-name="P10">Erstellungszeitraum:<text:s/><text:tab/>19.02.26 bis ausstehend</text:p>
      <text:p text:style-name="P11">Abgabedatum:<text:s/><text:tab/><text:tab/><text:tab/>ausstehend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soft-page-break/>
      <text:list text:style-name="LFO2" text:continue-numbering="true">
        <text:list-item>
          <text:p text:style-name="P19">Aufgabenstellung</text:p>
        </text:list-item>
      </text:list>
      <text:p text:style-name="P20">Ausarbeitung der Messung einer Physikalischen Größe</text:p>
      <text:list text:style-name="LFO1" text:continue-numbering="true">
        <text:list-item>
          <text:list>
            <text:list-item>
              <text:p text:style-name="P21">Ziele</text:p>
            </text:list-item>
          </text:list>
        </text:list-item>
      </text:list>
      <text:p text:style-name="P22"><text:span text:style-name="T23">Wir möchten den CO</text:span><text:span text:style-name="T24">2</text:span><text:span text:style-name="T25"><text:s/>Gehalt in unserem Klassenzimmer im Verlauf des Schultages messen – Wann wurde gelüftet? Wann sollte gelüftet werden, damit die CO</text:span><text:span text:style-name="T26">2</text:span><text:span text:style-name="T27"><text:s/>Konzentration den gesetzlich vorgeschriebenen Bereich einhält, bzw. dass die Konzentration in einem menschlich gesunden Bereich liegt.</text:span></text:p>
      <text:p text:style-name="P28"/>
      <text:list text:style-name="LFO1" text:continue-numbering="true">
        <text:list-item>
          <text:p text:style-name="P29">Aufbau</text:p>
        </text:list-item>
      </text:list>
      <text:p text:style-name="P30">Benötigt: 2 Breadboards, ESP32 oder Arduino, Kabel, Gas-Sensor (CO2 Sensor), Datenkabel (Micro USB oder USB-C)</text:p>
      <text:p text:style-name="P31"/>
      <text:p text:style-name="P32"/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language="en" fo:country="US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 fo:language="en" fo:country="US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 fo:language="en" fo:country="US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 fo:language="en" fo:country="US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 fo:language="en" fo:country="US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 fo:language="en" fo:country="US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 fo:language="en" fo:country="US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 fo:language="en" fo:country="US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 fo:language="en" fo:country="US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 fo:language="en" fo:country="US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US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 fo:language="en" fo:country="US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 fo:language="en" fo:country="US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 fo:language="en" fo:country="US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Platzhaltertext" style:display-name="Platzhaltertext" style:family="text" style:parent-style-name="Absatz-Standardschriftar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055in" text:list-level-position-and-space-mode="label-alignment">
          <style:list-level-label-alignment text:label-followed-by="listtab" fo:margin-left="0.3055in" fo:text-indent="-0.3055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SSNER Michael, SchülerIn</meta:initial-creator>
    <dc:creator>GASSNER Michael, SchülerIn</dc:creator>
    <meta:creation-date>2026-02-20T12:13:00Z</meta:creation-date>
    <dc:date>2026-02-27T11:48:00Z</dc:date>
    <meta:template xlink:href="Normal.dotm" xlink:type="simple"/>
    <meta:editing-cycles>3</meta:editing-cycles>
    <meta:editing-duration>PT0S</meta:editing-duration>
    <meta:document-statistic meta:page-count="2" meta:paragraph-count="1" meta:word-count="96" meta:character-count="704" meta:row-count="5" meta:non-whitespace-character-count="609"/>
  </office:meta>
</office:document-meta>
</file>